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Liberation Serif" officeooo:rsid="00128fc1" officeooo:paragraph-rsid="0019d6aa"/>
    </style:style>
    <style:style style:name="P5" style:family="paragraph" style:parent-style-name="Standard">
      <style:text-properties style:font-name="Liberation Serif" officeooo:rsid="00128fc1" officeooo:paragraph-rsid="003ab8dc"/>
    </style:style>
    <style:style style:name="P6" style:family="paragraph" style:parent-style-name="Standard">
      <style:text-properties style:font-name="Liberation Serif" officeooo:rsid="001f42c2" officeooo:paragraph-rsid="001f42c2"/>
    </style:style>
    <style:style style:name="P7" style:family="paragraph" style:parent-style-name="Standard">
      <style:text-properties style:font-name="Liberation Serif" officeooo:rsid="00286e17" officeooo:paragraph-rsid="00286e17"/>
    </style:style>
    <style:style style:name="P8" style:family="paragraph" style:parent-style-name="Standard">
      <style:text-properties style:font-name="Liberation Serif" officeooo:rsid="002d197c" officeooo:paragraph-rsid="002d197c"/>
    </style:style>
    <style:style style:name="P9" style:family="paragraph" style:parent-style-name="Standard">
      <style:text-properties style:font-name="Liberation Serif" officeooo:rsid="00434247" officeooo:paragraph-rsid="00434247"/>
    </style:style>
    <style:style style:name="P10" style:family="paragraph" style:parent-style-name="Standard">
      <style:text-properties style:font-name="Liberation Serif" officeooo:rsid="0035e192" officeooo:paragraph-rsid="0035e192"/>
    </style:style>
    <style:style style:name="P11" style:family="paragraph" style:parent-style-name="Standard">
      <style:text-properties style:font-name="Liberation Serif" officeooo:rsid="004f4a2f" officeooo:paragraph-rsid="004f4a2f"/>
    </style:style>
    <style:style style:name="P12" style:family="paragraph" style:parent-style-name="Standard">
      <style:text-properties style:font-name="Liberation Serif" officeooo:rsid="0051c20b" officeooo:paragraph-rsid="0051c20b"/>
    </style:style>
    <style:style style:name="P13" style:family="paragraph" style:parent-style-name="Standard">
      <style:text-properties style:font-name="Liberation Serif" officeooo:rsid="0055260c" officeooo:paragraph-rsid="0055260c"/>
    </style:style>
    <style:style style:name="P14" style:family="paragraph" style:parent-style-name="Standard">
      <style:text-properties style:font-name="Liberation Serif" officeooo:rsid="005b07d2" officeooo:paragraph-rsid="005b07d2"/>
    </style:style>
    <style:style style:name="P15" style:family="paragraph" style:parent-style-name="Standard">
      <style:text-properties style:font-name="Liberation Serif" officeooo:rsid="005ba660" officeooo:paragraph-rsid="005ba660"/>
    </style:style>
    <style:style style:name="P16" style:family="paragraph" style:parent-style-name="Standard">
      <style:text-properties style:font-name="Liberation Serif" officeooo:rsid="006627cc" officeooo:paragraph-rsid="006627cc"/>
    </style:style>
    <style:style style:name="P17" style:family="paragraph" style:parent-style-name="Standard">
      <style:text-properties style:font-name="Liberation Serif" officeooo:rsid="006a686e" officeooo:paragraph-rsid="006a686e"/>
    </style:style>
    <style:style style:name="P18" style:family="paragraph" style:parent-style-name="Standard">
      <style:text-properties style:font-name="Liberation Serif" officeooo:rsid="0072755a" officeooo:paragraph-rsid="0072755a"/>
    </style:style>
    <style:style style:name="P19" style:family="paragraph" style:parent-style-name="Standard">
      <style:text-properties style:font-name="Liberation Serif" officeooo:rsid="0074a221" officeooo:paragraph-rsid="0074a221"/>
    </style:style>
    <style:style style:name="P20" style:family="paragraph" style:parent-style-name="Standard">
      <style:text-properties style:font-name="Liberation Serif" officeooo:rsid="00787cf3" officeooo:paragraph-rsid="00787cf3"/>
    </style:style>
    <style:style style:name="P21" style:family="paragraph" style:parent-style-name="Standard">
      <style:text-properties officeooo:paragraph-rsid="00145774"/>
    </style:style>
    <style:style style:name="P22" style:family="paragraph" style:parent-style-name="Standard">
      <style:text-properties officeooo:rsid="00110689" officeooo:paragraph-rsid="00110689"/>
    </style:style>
    <style:style style:name="P23" style:family="paragraph" style:parent-style-name="Text_20_body">
      <style:text-properties fo:font-variant="normal" fo:text-transform="none" fo:color="#000000" style:text-line-through-style="none" style:text-line-through-type="none" style:font-name="Courier" fo:font-size="11pt" fo:font-style="normal" style:text-underline-style="none" fo:font-weight="normal" officeooo:rsid="0051c20b" officeooo:paragraph-rsid="0051c20b" style:text-blinking="false" fo:background-color="transparent"/>
    </style:style>
    <style:style style:name="P24" style:family="paragraph" style:parent-style-name="Text_20_body">
      <style:text-properties fo:font-variant="normal" fo:text-transform="none" fo:color="#000000" style:text-line-through-style="none" style:text-line-through-type="none" style:font-name="Courier" fo:font-size="11pt" fo:font-style="normal" style:text-underline-style="none" fo:font-weight="normal" officeooo:rsid="0074a221" officeooo:paragraph-rsid="0074a221" style:text-blinking="false" fo:background-color="transparent"/>
    </style:style>
    <style:style style:name="P25" style:family="paragraph" style:parent-style-name="Standard" style:list-style-name="L1">
      <style:text-properties officeooo:rsid="00110689" officeooo:paragraph-rsid="00110689"/>
    </style:style>
    <style:style style:name="P26" style:family="paragraph" style:parent-style-name="Standard" style:list-style-name="L1">
      <style:text-properties style:font-name="Courier" officeooo:rsid="00110689" officeooo:paragraph-rsid="00128fc1"/>
    </style:style>
    <style:style style:name="P27" style:family="paragraph" style:parent-style-name="Standard" style:list-style-name="L1">
      <style:text-properties style:font-name="Liberation Serif" officeooo:rsid="00128fc1" officeooo:paragraph-rsid="00128fc1"/>
    </style:style>
    <style:style style:name="P28"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87cf3" officeooo:paragraph-rsid="00787cf3" style:text-blinking="false" fo:background-color="transparent"/>
    </style:style>
    <style:style style:name="P2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7f0310"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83ca12"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83ca12" style:text-blinking="false" fo:background-color="transparent"/>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4ca114"/>
    </style:style>
    <style:style style:name="T10" style:family="text">
      <style:text-properties officeooo:rsid="004e7b0d"/>
    </style:style>
    <style:style style:name="T11" style:family="text">
      <style:text-properties officeooo:rsid="004fb876"/>
    </style:style>
    <style:style style:name="T1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officeooo:rsid="0074a221" style:text-blinking="false" fo:background-color="transparent" loext:char-shading-value="0"/>
    </style:style>
    <style:style style:name="T14" style:family="text">
      <style:text-properties officeooo:rsid="005cd8fc"/>
    </style:style>
    <style:style style:name="T15" style:family="text">
      <style:text-properties officeooo:rsid="006817f4"/>
    </style:style>
    <style:style style:name="T16" style:family="text">
      <style:text-properties officeooo:rsid="006d2cad"/>
    </style:style>
    <style:style style:name="T17" style:family="text">
      <style:text-properties officeooo:rsid="006d59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tep-1: Setting up a single KUKA_kr5_Arc model in pybullet.</text:p>
      <text:list xml:id="list2643263428080263590" text:style-name="L1">
        <text:list-item>
          <text:p text:style-name="P25">Requires only a URDF file</text:p>
        </text:list-item>
        <text:list-item>
          <text:p text:style-name="P25">Obtain xacro file from kuka_experimental_indigo_devel of ROS industrial repository</text:p>
        </text:list-item>
        <text:list-item>
          <text:p text:style-name="P25">Convert the file into urdf using</text:p>
          <text:list>
            <text:list-header>
              <text:p text:style-name="P26">rosrun xacro xacro --inorder -o kr5.urdf kr5_arc.xacro<text:tab/></text:p>
            </text:list-header>
          </text:list>
        </text:list-item>
        <text:list-item>
          <text:p text:style-name="P27">Load this URDF using loadURDF and fixed base and origin position <text:span text:style-name="T1">[1]</text:span></text:p>
        </text:list-item>
      </text:list>
      <text:p text:style-name="P4"><text:tab/><text:span text:style-name="T4">Given in </text:span><text:span text:style-name="T3">bullet_hello.py</text:span><text:span text:style-name="T4"> file</text:span></text:p>
      <text:p text:style-name="P7">ToDo: Chnage the inertial parameters to the true ones.</text:p>
      <text:p text:style-name="P6">Step-2: <text:span text:style-name="T5">Control the movement of the robot. Set up controllers. Obtain FK and IK data</text:span></text:p>
      <text:p text:style-name="P5"><text:tab/><text:span text:style-name="T4">Given in </text:span><text:span text:style-name="T3">bullet_hello.py</text:span><text:span text:style-name="T4"> file</text:span></text:p>
      <text:p text:style-name="P8">Step-3: <text:span text:style-name="T6">Set-up baselines and HER</text:span></text:p>
      <text:p text:style-name="P8"><text:tab/><text:span text:style-name="T7">After a long struggle with virtualenv, baselines, tensorflow, gym are all working</text:span></text:p>
      <text:p text:style-name="P9"><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0">Step-4: Control simulation using baselines <text:span text:style-name="T9">and gym</text:span></text:p>
      <text:p text:style-name="P10"><text:tab/><text:span text:style-name="T10">Requires writing an interface layer between pybullet and baselines</text:span></text:p>
      <text:p text:style-name="P11">ToDo: Understand the flow between the baselines codes and the pybullet environment, how things in the algo influence the simulation and vice-versa <text:span text:style-name="T11">(for a single sim). Can see an example</text:span></text:p>
      <text:p text:style-name="P12">Example:</text:p>
      <text:p text:style-name="P23"><text:bookmark text:name="docs-internal-guid-e43c585e-7fff-31d1-e34f-a1cc010b7983"/>python3 -m pybullet_envs.stable_baselines.train --algo sac --env HalfCheetahBulletEnv-v0</text:p>
      <text:p text:style-name="P15">The codes need to be meshed between run.py for HER, <text:span text:style-name="T14">env.py (environment file to generate rollouts)</text:span></text:p>
      <text:p text:style-name="P16">The problem of generating and acquiring data from multiple parallel simulations is taken care in run.py file. <text:span text:style-name="T15">Hope this suffices, should I do anything more?</text:span></text:p>
      <text:p text:style-name="P16"/>
      <text:p text:style-name="P18">Setting up the RL code to align the reward function in coherence with the task we want to perform</text:p>
      <text:p text:style-name="P18"/>
      <text:p text:style-name="P19">Lets start by using the existing stable_basline interface with pybullet simulator as in,</text:p>
      <text:p text:style-name="P24"><text:bookmark text:name="docs-internal-guid-02ed6b58-7fff-ed68-437d-87cc60bffe0f"/>python3 -m pybullet_envs.stable_baselines.train --algo sac --env HalfCheetahBulletEnv-v0</text:p>
      <text:p text:style-name="P20"><text:span text:style-name="T13">S</text:span><text:span text:style-name="T12">tart by editing this train.py file and understanding the wrapper used to make the environment</text:span></text:p>
      <text:p text:style-name="P28"/>
      <text:p text:style-name="P29">Successfully made kukakr5Arc-v0 environment package and verified it to work with gym actions</text:p>
      <text:p text:style-name="P29"/>
      <text:p text:style-name="P30">The package should be changed to match the gym_type envs.</text:p>
      <text:p text:style-name="P30">Referece:</text:p>
      <text:p text:style-name="P31">minitaur_gym_env.py</text:p>
      <text:p text:style-name="P16"/>
      <text:p text:style-name="P17"><text:span text:style-name="T17">Goal</text:span>: Interface the solution with ROS to implement it onto a physical industrial robot. <text:span text:style-name="T16">We are interested here not for the aesthetic simulations, but for real practical value. That will be our focus here for this entire set-up. </text:span></text:p>
      <text:p text:style-name="P6"/>
      <text:p text:style-name="P3">CheckOut:</text:p>
      <text:p text:style-name="P13">[1] <text:a xlink:type="simple" xlink:href="http://blog.otoro.net/2017/11/12/evolving-stable-strategies/" text:style-name="Internet_20_link" text:visited-style-name="Visited_20_Internet_20_Link">http://blog.otoro.net/2017/11/12/evolving-stable-strategies/</text:a></text:p>
      <text:p text:style-name="P14">[2] PyBullet, a Python module for physics simulation for games, robotics and machine learning</text:p>
      <text:p text:style-name="P4"/>
      <text:p text:style-name="P1"/>
      <text:p text:style-name="P2">References:</text:p>
      <text:p text:style-name="P21"><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3T23:49:34.924763115</dc:date>
    <meta:editing-duration>PT7H55M54S</meta:editing-duration>
    <meta:editing-cycles>66</meta:editing-cycles>
    <meta:document-statistic meta:table-count="0" meta:image-count="0" meta:object-count="0" meta:page-count="1" meta:paragraph-count="34" meta:word-count="385" meta:character-count="2552" meta:non-whitespace-character-count="2203"/>
  </office:meta>
</office:document-meta>
</file>